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top="0cm" fo:margin-bottom="0.353cm" fo:line-height="115%" style:text-autospace="none">
        <style:tab-stops/>
      </style:paragraph-properties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4" style:family="paragraph" style:parent-style-name="Standard">
      <style:paragraph-properties fo:margin-top="0cm" fo:margin-bottom="0.353cm" fo:line-height="115%" style:text-autospace="none">
        <style:tab-stops/>
      </style:paragraph-properties>
    </style:style>
    <style:style style:name="T1" style:family="text">
      <style:text-properties style:font-name="Calibri" fo:font-size="11pt" fo:language="zxx" fo:country="none" style:font-name-asian="Calibri" style:font-size-asian="11pt" style:font-name-complex="Calibri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ral Settings, Subtleties, Tips, do and don’t’</text:p>
      <text:p text:style-name="Standard"/>
      <text:p text:style-name="Standard"/>
      <text:p text:style-name="P4"><text:span text:style-name="T1">If the stopwatch is in the way use the timer of the ADF</text:span></text:p>
      <text:p text:style-name="P3">Want to have a bigger map, you can stretch it by dragging the corners and you can turn it off by just hitting &lt;Enter&gt;</text:p>
      <text:p text:style-name="P3">Things just not working out, go to View, Instant Replay or even better File Save Flight Recorder Tape and you can analyse your flight as often as you wish.</text:p>
      <text:p text:style-name="P1">Low altitude stall and spin, hit &lt;Ctrl&gt; U to give you more altitude and time to recover.</text:p>
      <text:p text:style-name="P1">Do not close a session by closing the window, use the proper file exit and exit option, otherwise your aircraft settings will not be saved.</text:p>
      <text:p text:style-name="P1">Backup, !!! At least your Scenery folders unless you got it all on DVD or even better burn an image of your disk using a tool like Norton Ghost, so if your disk crashes or the machine dies, the whole lot can be restored in no time.</text:p>
      <text:p text:style-name="P1">Machine running slow, close what you do not need, trim down window background servics services, work offline, get a faster cpu or add a memory stick......</text:p>
      <text:p text:style-name="P1">If constrained by low system resources disable automatic scenery download while flying</text:p>
      <text:p text:style-name="P1">Use a ring binder to organise your paper based support materials or your desk will clutter up in no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Kick</meta:initial-creator>
    <meta:creation-date>2017-08-09T23:53:10.32</meta:creation-date>
    <dc:date>2017-08-10T12:12:25.23</dc:date>
    <dc:creator>Gerhard Kick</dc:creator>
    <meta:editing-duration>PT1H20M27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0" meta:word-count="220" meta:character-count="1179"/>
  </office:meta>
</office:document-meta>
</file>